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automatic-styles>
    <style:style style:name="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33b97f" style:font-size-asian="10pt"/>
    </style:style>
    <style:style style:name="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2d4b83"/>
    </style:style>
    <style:style style:name="P3" style:family="paragraph" style:parent-style-name="Standard">
      <style:paragraph-properties fo:text-align="center" style:justify-single-word="false"/>
      <style:text-properties officeooo:rsid="000ce3e5" officeooo:paragraph-rsid="000ce3e5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0ce3e5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e3e5" officeooo:paragraph-rsid="000ce3e5" style:font-weight-asian="bold" style:font-weight-complex="bold"/>
    </style:style>
    <style:style style:name="P6" style:family="paragraph" style:parent-style-name="Bez_20_naslova1">
      <style:paragraph-properties fo:break-before="page"/>
      <style:text-properties officeooo:rsid="00149a79" officeooo:paragraph-rsid="00149a79"/>
    </style:style>
    <style:style style:name="P7" style:family="paragraph" style:parent-style-name="Bez_20_naslova1">
      <style:paragraph-properties fo:break-before="page"/>
      <style:text-properties officeooo:paragraph-rsid="001cdbf8"/>
    </style:style>
    <style:style style:name="P8" style:family="paragraph" style:parent-style-name="Bez_20_naslova1">
      <style:text-properties officeooo:paragraph-rsid="001cdbf8"/>
    </style:style>
    <style:style style:name="P9" style:family="paragraph" style:parent-style-name="Bez_20_naslova2">
      <style:text-properties officeooo:rsid="0012e7e5" officeooo:paragraph-rsid="001ad776"/>
    </style:style>
    <style:style style:name="P10" style:family="paragraph" style:parent-style-name="Bez_20_naslova2">
      <style:text-properties officeooo:paragraph-rsid="001ad776"/>
    </style:style>
    <style:style style:name="P11" style:family="paragraph" style:parent-style-name="Text_20_body">
      <style:text-properties officeooo:rsid="0016b69a" officeooo:paragraph-rsid="0016b69a"/>
    </style:style>
    <style:style style:name="P12" style:family="paragraph" style:parent-style-name="Text_20_body">
      <style:text-properties officeooo:rsid="0016b69a" officeooo:paragraph-rsid="002ee35f"/>
    </style:style>
    <style:style style:name="P13" style:family="paragraph" style:parent-style-name="Bez_20_naslova1">
      <style:paragraph-properties fo:break-before="page"/>
      <style:text-properties officeooo:paragraph-rsid="0012d945"/>
    </style:style>
    <style:style style:name="P14" style:family="paragraph" style:parent-style-name="Bez_20_naslova1">
      <style:text-properties officeooo:paragraph-rsid="0012d945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33b97f" style:font-size-asian="10pt"/>
    </style:style>
    <style:style style:name="P19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2d4b83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0ce3e5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style:text-properties officeooo:paragraph-rsid="003a4dcf"/>
    </style:style>
    <style:style style:name="P22" style:family="paragraph" style:parent-style-name="Text_20_body" style:list-style-name="L2">
      <style:text-properties officeooo:paragraph-rsid="0016b69a"/>
    </style:style>
    <style:style style:name="P23" style:family="paragraph" style:parent-style-name="Text_20_body" style:list-style-name="L3"/>
    <style:style style:name="P24" style:family="paragraph" style:parent-style-name="Text_20_body">
      <style:text-properties officeooo:rsid="001713d4" officeooo:paragraph-rsid="001713d4"/>
    </style:style>
    <style:style style:name="P25" style:family="paragraph" style:parent-style-name="Text_20_body">
      <style:paragraph-properties fo:break-before="page"/>
      <style:text-properties officeooo:rsid="001713d4" officeooo:paragraph-rsid="001713d4"/>
    </style:style>
    <style:style style:name="P26" style:family="paragraph" style:parent-style-name="Text_20_body">
      <style:text-properties officeooo:rsid="0016b69a" officeooo:paragraph-rsid="001713d4"/>
    </style:style>
    <style:style style:name="T1" style:family="text">
      <style:text-properties style:text-position="10% 100%" fo:font-size="10pt" style:font-size-asian="10pt"/>
    </style:style>
    <style:style style:name="T2" style:family="text">
      <style:text-properties style:text-position="10% 100%" fo:font-size="10pt" fo:letter-spacing="-0.004cm" style:font-size-asian="10pt"/>
    </style:style>
    <style:style style:name="T3" style:family="text">
      <style:text-properties style:text-position="10% 100%" fo:font-size="10pt" fo:letter-spacing="-0.009cm" style:font-size-asian="10pt"/>
    </style:style>
    <style:style style:name="T4" style:family="text">
      <style:text-properties style:font-name="Symbol" fo:font-size="10pt" style:font-size-asian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2d4b83" style:font-size-asian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d945"/>
    </style:style>
    <style:style style:name="T9" style:family="text">
      <style:text-properties officeooo:rsid="0012e7e5"/>
    </style:style>
    <style:style style:name="T10" style:family="text">
      <style:text-properties officeooo:rsid="00149a79"/>
    </style:style>
    <style:style style:name="T11" style:family="text">
      <style:text-properties officeooo:rsid="0015ac03"/>
    </style:style>
    <style:style style:name="T12" style:family="text">
      <style:text-properties officeooo:rsid="0016b69a"/>
    </style:style>
    <style:style style:name="T13" style:family="text">
      <style:text-properties officeooo:rsid="0020212c"/>
    </style:style>
    <style:style style:name="T14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akultet strojarstva, računarstva i <text:line-break/>elektrotehnike, Most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4">Prijedlog projekta:</text:span><text:line-break/></text:p>
      <text:p text:style-name="P5"/>
      <text:p text:style-name="P4">Informacijski sustav za zdravstvene ustanove „eKarton“</text:p>
      <text:p text:style-name="P4"/>
      <text:p text:style-name="P5"/>
      <text:p text:style-name="P3"><text:span text:style-name="T7">Verzija:</text:span> 1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Voditelj projekta: </text:span>Milica Bag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ez_20_naslova1"/>
          </text:index-source-styles>
          <text:index-source-styles text:outline-level="2">
            <text:index-source-style text:style-name="Bez_20_naslova2"/>
          </text:index-source-styles>
        </text:table-of-content-source>
        <text:index-body>
          <text:index-title text:style-name="Sect1" text:name="Tablica sadržaja1_Head">
            <text:p text:style-name="P17">Tablica sadržaja<text:line-break/></text:p>
          </text:index-title>
          <text:p text:style-name="P15"><text:a xlink:type="simple" xlink:href="#__RefHeading___Toc416_1571538182" text:style-name="Index_20_Link" text:visited-style-name="Index_20_Link">1. Osnovne informacije<text:tab/>3</text:a></text:p>
          <text:p text:style-name="P16"><text:a xlink:type="simple" xlink:href="#__RefHeading___Toc418_1571538182" text:style-name="Index_20_Link" text:visited-style-name="Index_20_Link">1.1. Puni naziv projekta<text:tab/>3</text:a></text:p>
          <text:p text:style-name="P16"><text:a xlink:type="simple" xlink:href="#__RefHeading___Toc436_1571538182" text:style-name="Index_20_Link" text:visited-style-name="Index_20_Link">1.2. Skraćeni naziv projekta<text:tab/>3</text:a></text:p>
          <text:p text:style-name="P16"><text:a xlink:type="simple" xlink:href="#__RefHeading___Toc434_1571538182" text:style-name="Index_20_Link" text:visited-style-name="Index_20_Link">1.3. Naručitelj projekta<text:tab/>3</text:a></text:p>
          <text:p text:style-name="P16"><text:a xlink:type="simple" xlink:href="#__RefHeading___Toc432_1571538182" text:style-name="Index_20_Link" text:visited-style-name="Index_20_Link">1.4. Voditelj projekta<text:tab/>3</text:a></text:p>
          <text:p text:style-name="P15"><text:a xlink:type="simple" xlink:href="#__RefHeading___Toc414_1571538182" text:style-name="Index_20_Link" text:visited-style-name="Index_20_Link">2. Opis problema i predloženog rješenja<text:tab/>4</text:a></text:p>
          <text:p text:style-name="P16"><text:a xlink:type="simple" xlink:href="#__RefHeading___Toc430_1571538182" text:style-name="Index_20_Link" text:visited-style-name="Index_20_Link">2.1. Kratak opis problema<text:tab/>4</text:a></text:p>
          <text:p text:style-name="P16"><text:a xlink:type="simple" xlink:href="#__RefHeading___Toc428_1571538182" text:style-name="Index_20_Link" text:visited-style-name="Index_20_Link">2.2. Ciljevi projekta<text:tab/>4</text:a></text:p>
          <text:p text:style-name="P16"><text:a xlink:type="simple" xlink:href="#__RefHeading___Toc426_1571538182" text:style-name="Index_20_Link" text:visited-style-name="Index_20_Link">2.3. Doseg projekta<text:tab/>4</text:a></text:p>
          <text:p text:style-name="P15"><text:a xlink:type="simple" xlink:href="#__RefHeading___Toc412_1571538182" text:style-name="Index_20_Link" text:visited-style-name="Index_20_Link"><text:tab/>4</text:a></text:p>
          <text:p text:style-name="P15"><text:a xlink:type="simple" xlink:href="#__RefHeading___Toc410_1571538182" text:style-name="Index_20_Link" text:visited-style-name="Index_20_Link">3. Svrha projekta i očekivani rezultati<text:tab/>5</text:a></text:p>
          <text:p text:style-name="P16"><text:a xlink:type="simple" xlink:href="#__RefHeading___Toc424_1571538182" text:style-name="Index_20_Link" text:visited-style-name="Index_20_Link">3.1. Rezultati<text:tab/>5</text:a></text:p>
          <text:p text:style-name="P16"><text:a xlink:type="simple" xlink:href="#__RefHeading___Toc422_1571538182" text:style-name="Index_20_Link" text:visited-style-name="Index_20_Link">3.2. Potencijalni korisnici i tržište<text:tab/>5</text:a></text:p>
          <text:p text:style-name="P16"><text:a xlink:type="simple" xlink:href="#__RefHeading___Toc420_1571538182" text:style-name="Index_20_Link" text:visited-style-name="Index_20_Link">3.3 Kriteriji za mjerenje uspješnosti<text:tab/>5</text:a></text:p>
        </text:index-body>
      </text:table-of-content>
      <text:p text:style-name="P14"/>
      <text:p text:style-name="P13"><text:bookmark-start text:name="__RefHeading___Toc416_1571538182"/><text:span text:style-name="T11">1. </text:span><text:span text:style-name="T8">Osnovne </text:span><text:span text:style-name="T9">informacije<text:line-break/></text:span><text:bookmark-end text:name="__RefHeading___Toc416_1571538182"/></text:p>
      <text:p text:style-name="Bez_20_naslova2"><text:bookmark-start text:name="__RefHeading___Toc418_1571538182"/><text:span text:style-name="T10">1.1. </text:span>Puni naziv projekta<text:bookmark-end text:name="__RefHeading___Toc418_1571538182"/></text:p>
      <text:p text:style-name="Text_20_body">Informacijski sustav za zdravstvene ustanove „eKarton“<text:line-break/></text:p>
      <text:p text:style-name="P10"><text:bookmark-start text:name="__RefHeading___Toc436_1571538182"/><text:span text:style-name="T10">1.2. </text:span><text:span text:style-name="T9">Skraćeni naziv projekta</text:span><text:bookmark-end text:name="__RefHeading___Toc436_1571538182"/></text:p>
      <text:p text:style-name="Text_20_body">eKarton<text:line-break/></text:p>
      <text:p text:style-name="P9"><text:bookmark-start text:name="__RefHeading___Toc434_1571538182"/><text:span text:style-name="T10">1.3. </text:span>Naručitelj projekta<text:bookmark-end text:name="__RefHeading___Toc434_1571538182"/></text:p>
      <text:p text:style-name="Text_20_body">Dom zdravlja, <text:span text:style-name="T13">Posušje</text:span><text:line-break/></text:p>
      <text:p text:style-name="P9"><text:bookmark-start text:name="__RefHeading___Toc432_1571538182"/><text:span text:style-name="T10">1.4. </text:span>Voditelj projekta<text:bookmark-end text:name="__RefHeading___Toc432_1571538182"/></text:p>
      <text:p text:style-name="Text_20_body">Milica Bago<text:line-break/>Bage 7<text:line-break/>88240 Posušje<text:line-break/>BiH</text:p>
      <text:p text:style-name="P6"><text:bookmark-start text:name="__RefHeading___Toc414_1571538182"/>2. Opis problema i predloženog rješenja<text:line-break/><text:bookmark-end text:name="__RefHeading___Toc414_1571538182"/></text:p>
      <text:p text:style-name="Bez_20_naslova2"><text:bookmark-start text:name="__RefHeading___Toc430_1571538182"/>2.1. Kratak opis problema<text:bookmark-end text:name="__RefHeading___Toc430_1571538182"/></text:p>
      <text:p text:style-name="Text_20_body">Trenutni sustavi za upravljanje zdravstvenim podacima često nisu optimizirani za brzi pristup i korištenje tijekom hitnih situacija. eKarton omogućuje liječnicima i pacijentima trenutačan pristup ključnim zdravstvenim podacima, uz mogućnost integracije s postojećim zdravstvenim sustavima. Cilj je unaprijediti efikasnost i sigurnost u upravljanju pacijentovim podacima te olakšati komunikaciju između liječnika i pacijenata.</text:p>
      <text:p text:style-name="Text_20_body"/>
      <text:p text:style-name="Bez_20_naslova2"><text:bookmark-start text:name="__RefHeading___Toc428_1571538182"/>2.2. Ciljevi projekta<text:bookmark-end text:name="__RefHeading___Toc428_1571538182"/></text:p>
      <text:list xml:id="list3192325349" text:style-name="L1">
        <text:list-item>
          <text:p text:style-name="P21">Razviti sigurnu i učinkovitu aplikaciju koja omogućuje jednostavan pristup pacijentovim digitalnim zdravstvenim podacima.</text:p>
        </text:list-item>
        <text:list-item>
          <text:p text:style-name="P21">Pružiti funkcionalnosti za online rezervaciju pregleda i praćenje pacijentovog zdravstvenog stanja putem mobilnih uređaja.</text:p>
        </text:list-item>
        <text:list-item>
          <text:p text:style-name="P21">Poboljšati kompatibilnost između različitih zdravstvenih sustava i platformi.<text:line-break/></text:p>
        </text:list-item>
      </text:list>
      <text:p text:style-name="Bez_20_naslova2"><text:bookmark-start text:name="__RefHeading___Toc426_1571538182"/>2.3. Doseg projekta<text:bookmark-end text:name="__RefHeading___Toc426_1571538182"/></text:p>
      <text:p text:style-name="P12">Projekt obuhvaća razvoj aplikacije koja će se koristiti u svim vrstama zdravstvenih ustanova, uključujući bolnice, klinike i ordinacije obiteljske medicine. Aplikacija će također podržavati online konzultacije između liječnika i pacijenata, čime će se smanjiti potreba za fizičkim dolascima u ustanove, osobito u ruralnim područjima.</text:p>
      <text:p text:style-name="P11"/>
      <text:p text:style-name="P8"><text:bookmark-start text:name="__RefHeading___Toc412_1571538182"/><text:line-break/><text:bookmark-end text:name="__RefHeading___Toc412_1571538182"/></text:p>
      <text:p text:style-name="P7"><text:bookmark-start text:name="__RefHeading___Toc410_1571538182"/>3. Svrha projekta i očekivani rezultati<text:line-break/><text:bookmark-end text:name="__RefHeading___Toc410_1571538182"/></text:p>
      <text:p text:style-name="Bez_20_naslova2"><text:bookmark-start text:name="__RefHeading___Toc424_1571538182"/>3.1. Rezultati<text:bookmark-end text:name="__RefHeading___Toc424_1571538182"/></text:p>
      <text:p text:style-name="P26">Razvoj aplikacije koja će omogućiti brzi i jednostavni pristup pacijentovim zdravstvenim podacima, čime će se poboljšati kvaliteta pružene zdravstvene skrbi i olakšati rad liječnicima. Sustav će također omogućiti online rezervaciju pregleda i vođenje evidencije pacijenata u digitalnom formatu.<text:line-break/><text:bookmark-start text:name="__RefHeading___Toc422_1571538182"/>3.2. Potencijalni korisnici i tržište<text:bookmark-end text:name="__RefHeading___Toc422_1571538182"/></text:p>
      <text:list xml:id="list3647756135" text:style-name="L2">
        <text:list-item>
          <text:p text:style-name="P22"><text:span text:style-name="Strong_20_Emphasis"><text:span text:style-name="T12">Korisnici:</text:span></text:span><text:span text:style-name="T12"> Uz liječnike i pacijente, potencijalni korisnici uključuju privatne klinike, domove zdravlja, kao i telemedicinske platforme koje nude zdravstvene usluge na daljinu.</text:span></text:p>
        </text:list-item>
      </text:list>
      <text:list xml:id="list4094662464" text:style-name="L3">
        <text:list-item>
          <text:p text:style-name="P23"><text:span text:style-name="Strong_20_Emphasis">Tržište:</text:span> Primarno tržište obuhvaća zemlje s razvijenom zdravstvenom infrastrukturom, kao i zemlje u razvoju koje traže učinkovita digitalna rješenja za poboljšanje zdravstvene skrbi.</text:p>
        </text:list-item>
      </text:list>
      <text:p text:style-name="Text_20_body"/>
      <text:p text:style-name="Bez_20_naslova2"><text:bookmark-start text:name="__RefHeading___Toc420_1571538182"/>3.3 Kriteriji za mjerenje uspješnosti<text:bookmark-end text:name="__RefHeading___Toc420_1571538182"/></text:p>
      <text:p text:style-name="P24">Uspjeh projekta mjerit će se putem korisničke povratne informacije, stupnjem zadovoljstva korisnika aplikacije, te smanjenjem vremena potrebnog za administrativne procese u zdravstvenim ustanovama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_31_naslov" style:display-name="1naslov" style:family="paragraph" style:parent-style-name="Sender">
      <style:text-properties fo:font-size="14pt" fo:font-weight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ez_20_naslova1" style:display-name="Bez naslova1" style:family="paragraph" style:parent-style-name="Title">
      <style:paragraph-properties fo:text-align="start" style:justify-single-word="false"/>
      <style:text-properties fo:font-size="14pt"/>
    </style:style>
    <style:style style:name="Bez_20_naslova2" style:display-name="Bez naslova2" style:family="paragraph" style:parent-style-name="Subtitle" style:master-page-name="">
      <style:paragraph-properties fo:text-align="start" style:justify-single-word="false" style:page-number="auto">
        <style:tab-stops/>
      </style:paragraph-properties>
      <style:text-properties fo:font-size="1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33b97f" style:font-size-asian="10pt"/>
    </style:style>
    <style:style style:name="M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2d4b83"/>
    </style:style>
    <style:style style:name="MT1" style:family="text">
      <style:text-properties style:text-position="10% 100%" fo:font-size="10pt" style:font-size-asian="10pt"/>
    </style:style>
    <style:style style:name="MT2" style:family="text">
      <style:text-properties style:text-position="10% 100%" fo:font-size="10pt" fo:letter-spacing="-0.004cm" style:font-size-asian="10pt"/>
    </style:style>
    <style:style style:name="MT3" style:family="text">
      <style:text-properties style:text-position="10% 100%" fo:font-size="10pt" fo:letter-spacing="-0.009cm" style:font-size-asian="10pt"/>
    </style:style>
    <style:style style:name="MT4" style:family="text">
      <style:text-properties style:font-name="Symbol" fo:font-size="10pt" style:font-size-asian="10pt"/>
    </style:style>
    <style:style style:name="MT5" style:family="text">
      <style:text-properties fo:font-size="10pt" style:font-size-asian="10pt"/>
    </style:style>
    <style:style style:name="MT6" style:family="text">
      <style:text-properties fo:font-size="10pt" officeooo:rsid="002d4b83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”eKarton” <text:s/><text:tab/><text:tab/><text:tab/><text:tab/><text:tab/> <text:s text:c="3"/>Prijedlog projekta</text:p>
      </style:header>
      <style:footer>
        <text:p text:style-name="MP2"><text:span text:style-name="MT1">Projektiranje</text:span><text:span text:style-name="MT2"> </text:span><text:span text:style-name="MT1">informacijskih</text:span><text:span text:style-name="MT3"> </text:span><text:span text:style-name="MT1">sustava<text:tab/></text:span><text:span text:style-name="MT4"></text:span><text:span text:style-name="MT5">FSRE, 202</text:span><text:span text:style-name="MT6">4</text:span><text:span text:style-name="MT5"><text:tab/></text:span><text:span text:style-name="MT5"><text:page-number text:select-page="current">4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26:25.500000876</meta:creation-date>
    <dc:date>2024-09-20T12:11:58.553592588</dc:date>
    <meta:editing-duration>PT1H22M36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6" meta:paragraph-count="51" meta:word-count="429" meta:character-count="3269" meta:non-whitespace-character-count="2864"/>
  </office:meta>
</office:document-meta>
</file>